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in" loext:contextual-spacing="true" fo:line-height="200%" fo:text-align="start" style:justify-single-word="false" fo:text-indent="0in" style:auto-text-indent="false" style:page-number="auto" fo:background-color="transparent"/>
      <style:text-properties style:font-name="Times New Roman" fo:font-weight="bold" officeooo:rsid="0018ef3b" officeooo:paragraph-rsid="0018ef3b" style:font-weight-asian="bold" style:font-weight-complex="bold"/>
    </style:style>
    <style:style style:name="P2"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normal" officeooo:rsid="0018ef3b" officeooo:paragraph-rsid="0018ef3b" style:font-weight-asian="normal" style:font-weight-complex="normal"/>
    </style:style>
    <style:style style:name="T1" style:family="text">
      <style:text-properties officeooo:rsid="0019ce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rrection</text:p>
      <text:p text:style-name="P2"><text:tab/>Another late night. Another slim moon sitting above me. The lidded eye of the moon goddess watching my work. Watching the work that must be done. The work that must be done if there is to be progress. Always that unceasing march towards the next hill to die on. Then, I’ll come following along behind, digging up that hill. Hook the body out and pack it away in a keeper. Whiskey, formaldehyde, and ferry it off to those who have need of such things. </text:p>
      <text:p text:style-name="P2"><text:tab/>The medical students will take the body and study it up. Take it apart to learn how to put things back together again. A most interesting prospect. One that, I must admit, has produced an increase in the quality of physicians that dot the lands. Those physicians will increase the health of those that come next. On and on, saving lives, extending lives. Making things better, and making things just a little tighter for themselves. After all, if more are alive, more will be needed to care for them. More doctors means more training. More training means.</text:p>
      <text:p text:style-name="P2"><text:tab/>More bodies. </text:p>
      <text:p text:style-name="P2"><text:tab/>The others. The ones that want bodies for a little more than just medical knowledge. Those that wish to study the darker arts that might plague a stallion’s soul. Harry and hark it back into the body it fled from. Pen it up in a bottle or a gem and use it to do wonderful, dangerous things. Divine the last light in a corpse’s eyes. Such things that one never even thinks them possible, or rational. Until, that is, one meets someone like the Professor. A stallion with no lust for power. With no need for harm. With no wish to destroy. Only a desire to set things right. To live long enough to do so. To give others a second chance. </text:p>
      <text:p text:style-name="P2"><text:tab/>A strange stallion, to be sure. A happy one, to be sure. One I’ve learned much from, to be sure.</text:p>
      <text:p text:style-name="P2"><text:tab/>I can remember my first meeting with him. A professional acquaintance referred my services to him. He wanted bodies for an experiment. Back when that stallion was just leaving the North. Coming back to rest in his ancestral home. What experiment, I did not ask. Not my place to question what one needs the bodies for. Financial questions, questions of pay, those are quite alright. Ask those aplenty. <text:soft-page-break/>Morality and judgment are best kept away from in professional matters. Those always cloud the assignment in more murky textures. </text:p>
      <text:p text:style-name="P2"><text:tab/>In any event. I did get the Professor the body. One of a noble that had recently been occupying the seat that his family once did in his home. The one that sat the lordly chair now was a descendant of his. It was easy enough to crack the marble slab laid over the top of his tomb. Dig down to the casket. Such a rich wood, such a shame to break it open with the edge of the hatchet. Just enough to get the body out. Hook goes in. Wind it up the pulley. Pack the body away. Cover the earth back up. Bind the tombstone together again with some paste that will wash away in the next rain that soaks the soil. By the time anyone notices something out of the ordinary, I’ll be long gone. They can blame it on me. I know they will. Making something stick. Another question entirely, one that the nobles don’t often like the answer to. </text:p>
      <text:p text:style-name="P2"><text:tab/>The body goes to the professor. I get my payment. Very good payment. Made a note of that so long ago. Afterwards, I left for the pub. For the theater. For a few books. I do so love to take in the theater. On the stage and off the stage. For always is life a theater. Players strutting their time upon the stage until they are shuffled off for new performers that step lively to the beat. On and on. Down the years. </text:p>
      <text:p text:style-name="P2"><text:tab/>The Professor finds himself soon back in the seat of his estate. Long forgotten laws dredged up in his favor. With the word of the former lord to back him up. Strange enough, given that the current lord only seemed to know of the Professor when hearing the stallion’s name. For certain, the thought of telling the replacement of the history of things. Must have slipped the old lord’s mind. That, or the Professor may have worked some magic. </text:p>
      <text:p text:style-name="P2"><text:tab/>I didn’t ask. Not my place to. Merely mine to do the job.</text:p>
      <text:p text:style-name="P2"><text:tab/>Long I worked in that land. The Professor eventually kept me on a retainer. For good services often needed. Began to do some other jobs for him. Jobs for a loyal pony that didn’t ask too many <text:soft-page-break/>questions. Jobs for a pony well acquainted with the goings on of graveyards. Some taking out bodies. Some putting in of bodies. All well within my line. </text:p>
      <text:p text:style-name="P2"><text:tab/>Then.</text:p>
      <text:p text:style-name="P2"><text:tab/>A slip.</text:p>
      <text:p text:style-name="P2"><text:tab/>A dip.</text:p>
      <text:p text:style-name="P2"><text:tab/>Down into one of the graves on a rainy night. The dirt filled my lungs. Not even a chance to scream. Not a chance to get away. Lost in the muck. Lost in the dark behind my eyes. Shut tight against the threat of the cloying earth. The clutching soil. Slipping and sliding all around me. Stealing my breath away. Until there’s nothing left. Only a memory of a stallion and a soul parted from him. A fitting end.</text:p>
      <text:p text:style-name="P2"><text:tab/>Only, it didn’t end.</text:p>
      <text:p text:style-name="P2"><text:tab/>I woke upon the Professor’s table. As I should have known. The stallion didn’t want to lose a trusted friend. An ally in times hard and soft. </text:p>
      <text:p text:style-name="P2"><text:tab/>So, he walked in aisles of Hades to bargain my spirit back from the land of the dead and the lords of those hallowed halls of tenebrous antiquity. I wakened to walk evermore in the paths he chooses. For what greater debt can a stallion owe than the debt of life. What greater purpose can a stallion serve than to one with such power in his hooves to return life to the place from whence it departs. </text:p>
      <text:p text:style-name="P2"><text:tab/>None at all.</text:p>
      <text:p text:style-name="P2"><text:tab/>So that is why I work these late nights. Putting bodies in. Taking bodies out. Catching those that need be caught, so that some may see the light as I saw it. So that some may sleep the sleep ever after. <text:span text:style-name="T1">After all, it is fitting that a resurrectionist be paired with a resurrection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22:46:16.993000000</meta:creation-date>
    <dc:title>Times New Roman Twelve Point Double Space</dc:title>
    <meta:editing-duration>PT1M4S</meta:editing-duration>
    <meta:editing-cycles>2</meta:editing-cycles>
    <meta:generator>LibreOffice/6.1.2.1$Windows_X86_64 LibreOffice_project/65905a128db06ba48db947242809d14d3f9a93fe</meta:generator>
    <dc:date>2020-12-20T23:11:52.584000000</dc:date>
    <meta:document-statistic meta:table-count="0" meta:image-count="0" meta:object-count="0" meta:page-count="3" meta:paragraph-count="21" meta:word-count="1066" meta:character-count="5684" meta:non-whitespace-character-count="4609"/>
    <meta:template xlink:type="simple" xlink:actuate="onRequest" xlink:title="Times New Roman Twelve Point Double Space" xlink:href="file:///C:/Users/zachh/AppData/Roaming/LibreOffice/4/user/template/Times%20New%20Roman%20Twelve%20Point%20Double%20Space.ott" meta:date="2020-12-20T22:46:16.017000000"/>
  </office:meta>
</office:document-meta>
</file>